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3ed" officeooo:paragraph-rsid="000d73ed"/>
    </style:style>
    <style:style style:name="P2" style:family="paragraph" style:parent-style-name="Standard">
      <style:text-properties style:text-underline-style="none" officeooo:rsid="000f0a1e" officeooo:paragraph-rsid="000f0a1e"/>
    </style:style>
    <style:style style:name="P3" style:family="paragraph" style:parent-style-name="Standard">
      <style:text-properties fo:color="#000000" style:font-name="Times New Roman" fo:font-size="12pt" fo:language="en" fo:country="none" officeooo:rsid="000d73ed" style:font-size-asian="12pt"/>
    </style:style>
    <style:style style:name="P4" style:family="paragraph" style:parent-style-name="Standard">
      <style:text-properties fo:color="#000000" style:font-name="Times New Roman" fo:font-size="12pt" fo:language="en" fo:country="none" officeooo:rsid="000d73ed" officeooo:paragraph-rsid="000d73ed" style:font-size-asian="12pt"/>
    </style:style>
    <style:style style:name="P5" style:family="paragraph" style:parent-style-name="Standard">
      <style:text-properties fo:color="#000000" style:font-name="Times New Roman" fo:font-size="12pt" fo:language="en" fo:country="none" officeooo:rsid="000d73ed" officeooo:paragraph-rsid="001109d4" style:font-size-asian="12pt"/>
    </style:style>
    <style:style style:name="P6" style:family="paragraph" style:parent-style-name="Standard">
      <style:text-properties fo:color="#000000" style:font-name="Times New Roman" fo:font-size="12pt" fo:language="en" fo:country="none" officeooo:rsid="0011ad7b" officeooo:paragraph-rsid="0011ad7b" style:font-size-asian="12pt"/>
    </style:style>
    <style:style style:name="P7" style:family="paragraph" style:parent-style-name="Standard">
      <style:text-properties fo:color="#000000" style:font-name="Times New Roman" fo:font-size="12pt" fo:language="en" fo:country="none" officeooo:rsid="00123f8c" officeooo:paragraph-rsid="00123f8c" style:font-size-asian="12pt"/>
    </style:style>
    <style:style style:name="P8" style:family="paragraph" style:parent-style-name="Standard">
      <style:text-properties fo:color="#000000" style:font-name="Times New Roman" fo:font-size="12pt" fo:language="en" fo:country="none" style:text-underline-style="none" officeooo:rsid="000d73ed" officeooo:paragraph-rsid="000d73ed" style:font-size-asian="12pt"/>
    </style:style>
    <style:style style:name="P9" style:family="paragraph" style:parent-style-name="Standard">
      <style:text-properties fo:color="#000000" style:font-name="Times New Roman" fo:font-size="12pt" fo:language="en" fo:country="none" style:text-underline-style="none" officeooo:rsid="000f0a1e" officeooo:paragraph-rsid="000d73ed" style:font-size-asian="12pt"/>
    </style:style>
    <style:style style:name="P10" style:family="paragraph" style:parent-style-name="Standard">
      <style:text-properties fo:color="#000000" style:font-name="Times New Roman" fo:font-size="12pt" fo:language="en" fo:country="none" style:text-underline-style="none" officeooo:rsid="001109d4" officeooo:paragraph-rsid="001109d4" style:font-size-asian="12pt"/>
    </style:style>
    <style:style style:name="P11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0d73ed" officeooo:paragraph-rsid="000d73ed" style:font-size-asian="12pt"/>
    </style:style>
    <style:style style:name="P12" style:family="paragraph" style:parent-style-name="Standard">
      <style:text-properties fo:color="#000000" style:font-name="Times New Roman" fo:font-size="12pt" fo:language="en" fo:country="none" style:text-underline-style="none" officeooo:rsid="0011ad7b" officeooo:paragraph-rsid="0011ad7b" style:font-size-asian="12pt"/>
    </style:style>
    <style:style style:name="P13" style:family="paragraph" style:parent-style-name="Standard">
      <style:text-properties fo:color="#000000" style:font-name="Times New Roman" fo:font-size="12pt" fo:language="en" fo:country="none" style:text-underline-style="none" officeooo:rsid="00123f8c" officeooo:paragraph-rsid="00123f8c" style:font-size-asian="12pt"/>
    </style:style>
    <style:style style:name="P14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123f8c" officeooo:paragraph-rsid="00123f8c" style:font-size-asian="12pt"/>
    </style:style>
    <style:style style:name="P15" style:family="paragraph" style:parent-style-name="Standard">
      <style:text-properties fo:color="#000000" style:font-name="Times New Roman" fo:font-size="12pt" fo:language="en" fo:country="none" officeooo:rsid="0013ce84" officeooo:paragraph-rsid="0013ce84" style:font-size-asian="12pt"/>
    </style:style>
    <style:style style:name="P16" style:family="paragraph" style:parent-style-name="Standard">
      <style:text-properties style:text-underline-style="none" officeooo:rsid="000d73ed" officeooo:paragraph-rsid="0013ce84"/>
    </style:style>
    <style:style style:name="P17" style:family="paragraph" style:parent-style-name="Standard">
      <style:text-properties fo:color="#ce181e" style:text-underline-style="none" officeooo:rsid="000f0a1e" officeooo:paragraph-rsid="000f0a1e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Times New Roman" fo:font-size="12pt" fo:language="en" fo:country="none" style:font-size-asian="12pt"/>
    </style:style>
    <style:style style:name="T2" style:family="text">
      <style:text-properties fo:color="#000000" style:font-name="Times New Roman" fo:font-size="12pt" fo:language="en" fo:country="none" officeooo:rsid="000d73ed" style:font-size-asian="12pt"/>
    </style:style>
    <style:style style:name="T3" style:family="text">
      <style:text-properties fo:color="#000000" style:font-name="Times New Roman" fo:font-size="12pt" fo:language="en" fo:country="none" officeooo:rsid="000f0a1e" style:font-size-asian="12pt"/>
    </style:style>
    <style:style style:name="T4" style:family="text">
      <style:text-properties fo:color="#000000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5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d73ed" style:font-size-asian="12pt"/>
    </style:style>
    <style:style style:name="T6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f0a1e" style:font-size-asian="12pt"/>
    </style:style>
    <style:style style:name="T7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f9ab1" style:font-size-asian="12pt"/>
    </style:style>
    <style:style style:name="T8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23f8c" style:font-size-asian="12pt"/>
    </style:style>
    <style:style style:name="T9" style:family="text">
      <style:text-properties fo:color="#000000" style:font-name="Times New Roman" fo:font-size="12pt" fo:language="en" fo:country="none" style:text-underline-style="none" style:font-size-asian="12p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0a1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0d73ed"/>
    </style:style>
    <style:style style:name="T15" style:family="text">
      <style:text-properties style:text-underline-style="solid" style:text-underline-width="auto" style:text-underline-color="font-color" officeooo:rsid="000f0a1e"/>
    </style:style>
    <style:style style:name="T16" style:family="text">
      <style:text-properties officeooo:rsid="000f0a1e"/>
    </style:style>
    <style:style style:name="T17" style:family="text">
      <style:text-properties fo:color="#ce181e" style:text-underline-style="solid" style:text-underline-width="auto" style:text-underline-color="font-color"/>
    </style:style>
    <style:style style:name="T18" style:family="text">
      <style:text-properties fo:color="#ce181e" style:text-underline-style="none"/>
    </style:style>
    <style:style style:name="T19" style:family="text">
      <style:text-properties style:font-name="Times New Roman" fo:font-size="12pt" fo:language="en" fo:country="none" style:font-size-asian="12pt"/>
    </style:style>
    <style:style style:name="T20" style:family="text">
      <style:text-properties style:font-name="Times New Roman" fo:font-size="12pt" fo:language="en" fo:country="none" officeooo:rsid="000f0a1e" style:font-size-asian="12pt"/>
    </style:style>
    <style:style style:name="T21" style:family="text">
      <style:text-properties style:font-name="Times New Roman" fo:font-size="12pt" fo:language="en" fo:country="none" style:text-underline-style="solid" style:text-underline-width="auto" style:text-underline-color="font-color" style:font-size-asian="12pt"/>
    </style:style>
    <style:style style:name="T22" style:family="text">
      <style:text-properties style:font-name="Times New Roman" fo:font-size="12pt" fo:language="en" fo:country="none" style:text-underline-style="solid" style:text-underline-width="auto" style:text-underline-color="font-color" officeooo:rsid="000d73ed" style:font-size-asian="12pt"/>
    </style:style>
    <style:style style:name="gr1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atrocinador(</text:span><text:span text:style-name="T5">Código</text:span><text:span text:style-name="T2">, Nome_fantasia, Valor)</text:span></text:p>
      <text:p text:style-name="P3"/>
      <text:p text:style-name="P1"><text:span text:style-name="T1">Edição(</text:span><text:span text:style-name="T4">Num_edicao</text:span><text:span text:style-name="T1">, Arrecadacao, Ano_edicao, N_pessoas, N_dias)</text:span></text:p>
      <text:p text:style-name="P4"/>
      <text:p text:style-name="P1"><text:span text:style-name="T1">Equipamento(</text:span><text:span text:style-name="T4">Nome_equipamento, Tipo_eq</text:span><text:span text:style-name="T1">)</text:span></text:p>
      <text:p text:style-name="P4"/>
      <text:p text:style-name="P1"><text:span text:style-name="T1">Midia(</text:span><text:span text:style-name="T4">Nome</text:span><text:span text:style-name="T1">, </text:span><text:span text:style-name="T4">Tipo</text:span><text:span text:style-name="T1">)</text:span></text:p>
      <text:p text:style-name="P4"/>
      <text:p text:style-name="P1"><text:span text:style-name="T1">Instrumento( </text:span><text:span text:style-name="T8">cod</text:span><text:span text:style-name="T1">, </text:span><text:span text:style-name="T9">Nome_instrumento, Tipo)</text:span></text:p>
      <text:p text:style-name="P4"/>
      <text:p text:style-name="P1"><text:span text:style-name="T1">Artista(</text:span><text:span text:style-name="T4">Nome</text:span><text:span text:style-name="T9">, Nacionalidade)</text:span></text:p>
      <text:p text:style-name="P8"/>
      <text:p text:style-name="P1"><text:span text:style-name="T9">Hotel (Nome, Endereço, </text:span><text:span text:style-name="T4">Telefone,</text:span><text:span text:style-name="T9"> </text:span><text:span text:style-name="T7">nome_banda, Gênero_banda</text:span><text:span text:style-name="T9">)</text:span></text:p>
      <text:p text:style-name="P11"><draw:line text:anchor-type="paragraph" draw:z-index="2" draw:style-name="gr1" draw:text-style-name="P18" svg:x1="7.5cm" svg:y1="0.166cm" svg:x2="3.106cm" svg:y2="1.468cm"><text:p/></draw:line></text:p>
      <text:p text:style-name="P11"/>
      <text:p text:style-name="P11"/>
      <text:p text:style-name="P16"><draw:line text:anchor-type="paragraph" draw:z-index="0" draw:style-name="gr1" draw:text-style-name="P18" svg:x1="3.106cm" svg:y1="0.473cm" svg:x2="3.106cm" svg:y2="1.399cm"><text:p/></draw:line><text:span text:style-name="T1">Banda( </text:span><text:span text:style-name="T6"><text:s/></text:span><text:span text:style-name="T4">Nome, G</text:span><text:span text:style-name="T6">ênero</text:span><text:span text:style-name="T3">)</text:span></text:p>
      <text:p text:style-name="P9"/>
      <text:p text:style-name="P9"/>
      <text:p text:style-name="P17"><text:span text:style-name="T20">A</text:span><text:span text:style-name="T19">presentacao( <text:s/></text:span><text:span text:style-name="T22">Nome, G</text:span><text:span text:style-name="T21">ênero</text:span><text:span text:style-name="T19">, </text:span><text:span text:style-name="T21">Cod_palco</text:span><text:span text:style-name="T19">, </text:span><text:span text:style-name="T21">Data, Hora_inicio, Hora_fim</text:span><text:span text:style-name="T19">)</text:span></text:p>
      <text:p text:style-name="P9"><draw:line text:anchor-type="paragraph" draw:z-index="1" draw:style-name="gr1" draw:text-style-name="P18" svg:x1="4.72cm" svg:y1="0.986cm" svg:x2="6.096cm" svg:y2="0.06cm"><text:p/></draw:line></text:p>
      <text:p text:style-name="P9"/>
      <text:p text:style-name="P2"><text:span text:style-name="T1">Palco(Nome_palco, </text:span><text:span text:style-name="T4">Cod_palco</text:span><text:span text:style-name="T1">)</text:span></text:p>
      <text:p text:style-name="P9"/>
      <text:p text:style-name="P10">Patrocina(<text:span text:style-name="T13">patroc (Patrocinador.codigo)</text:span>, <text:span text:style-name="T12">edicao (edicao.num_edicao)</text:span>)</text:p>
      <text:p text:style-name="P10"/>
      <text:p text:style-name="P10">produz ( <text:span text:style-name="T12">midia (Midia.nome), tipo(Midia.tipo)</text:span>, <text:span text:style-name="T12">num_ed(edicao.Num_edicao)</text:span>)</text:p>
      <text:p text:style-name="P5"/>
      <text:p text:style-name="P6">realizada_em(<text:span text:style-name="T12">data (apresentação.data)</text:span>, <text:span text:style-name="T12">ed (edicao.num_edicao)</text:span>)</text:p>
      <text:p text:style-name="P6"/>
      <text:p text:style-name="P6">utiliza(<text:span text:style-name="T12">data_ap (apresentacao.data)</text:span><text:span text:style-name="T10">, </text:span><text:span text:style-name="T12">equipamento (equipamento.nome_equip))</text:span></text:p>
      <text:p text:style-name="P12"/>
      <text:p text:style-name="P7"><text:span text:style-name="T10">toca_em (</text:span><text:span text:style-name="T12">artista (artista.nome)</text:span><text:span text:style-name="T10"> , </text:span><text:span text:style-name="T12">banda(banda.nome), gênero (banda.genero))</text:span></text:p>
      <text:p text:style-name="P14"/>
      <text:p text:style-name="P13">toca (<text:span text:style-name="T12">artista(artista.nome),</text:span> <text:span text:style-name="T12">cod_insts (instrumento.cod))</text:span></text:p>
      <text:p text:style-name="P13"><text:span text:style-name="T12"/></text:p>
      <text:p text:style-name="P15"><text:span text:style-name="T12">apresenta ( </text:span><text:span text:style-name="T14">Nome, G</text:span><text:span text:style-name="T15">ênero</text:span><text:span text:style-name="T11">, <text:s/>Cod_palco, </text:span><text:span text:style-name="T17">chave primaria de apresenta</text:span><text:span text:style-name="T1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26:26.620000000</meta:creation-date>
    <dc:date>2017-12-01T12:45:16.134915873</dc:date>
    <meta:editing-duration>PT37M5S</meta:editing-duration>
    <meta:editing-cycles>3</meta:editing-cycles>
    <meta:generator>LibreOffice/5.4.1.2$Linux_X86_64 LibreOffice_project/40m0$Build-2</meta:generator>
    <meta:document-statistic meta:table-count="0" meta:image-count="0" meta:object-count="0" meta:page-count="1" meta:paragraph-count="17" meta:word-count="74" meta:character-count="877" meta:non-whitespace-character-count="817"/>
  </office:meta>
</office:document-meta>
</file>